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09cm" fo:min-width="2.3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06cm" fo:min-width="2.33cm"/>
      <style:paragraph-properties style:writing-mode="lr-tb"/>
    </style:style>
    <style:style style:name="gr3" style:family="graphic" style:parent-style-name="standard">
      <style:graphic-properties svg:stroke-width="0.028cm" draw:marker-start-width="0.242cm" draw:marker-end="Rounded_20_large_20_Arrow" draw:marker-end-width="0.242cm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draw:marker-start-width="0.242cm" draw:marker-end="Rounded_20_large_20_Arrow" draw:marker-end-width="0.242cm" draw:textarea-vertical-align="middle" fo:padding-top="0.139cm" fo:padding-bottom="0.139cm" fo:padding-left="0.264cm" fo:padding-right="0.264cm"/>
      <style:paragraph-properties style:writing-mode="lr-tb"/>
    </style:style>
    <style:style style:name="gr5" style:family="graphic" style:parent-style-name="standard">
      <style:graphic-properties svg:stroke-width="0.028cm" draw:marker-start="Rounded_20_large_20_Arrow" draw:marker-start-width="0.242cm" draw:marker-end="" draw:marker-end-width="0.242cm" draw:textarea-vertical-align="middle" fo:padding-top="0.139cm" fo:padding-bottom="0.139cm" fo:padding-left="0.264cm" fo:padding-right="0.264cm"/>
      <style:paragraph-properties style:writing-mode="lr-tb"/>
    </style:style>
    <style:style style:name="gr6" style:family="graphic" style:parent-style-name="standard">
      <style:graphic-properties svg:stroke-width="0.028cm" draw:marker-start="Rounded_20_large_20_Arrow" draw:marker-start-width="0.242cm" draw:marker-end="Rounded_20_large_20_Arrow" draw:marker-end-width="0.242cm" draw:textarea-vertical-align="middle" fo:padding-top="0.139cm" fo:padding-bottom="0.139cm" fo:padding-left="0.264cm" fo:padding-right="0.264cm"/>
    </style:style>
    <style:style style:name="gr7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cm" svg:height="2.203cm" svg:x="8cm" svg:y="3.797cm">
          <text:p text:style-name="P1">Sleep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4cm" svg:height="2.2cm" svg:x="8cm" svg:y="19.8cm">
          <text:p text:style-name="P1">Poo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4cm" svg:height="2.2cm" svg:x="8cm" svg:y="7cm">
          <text:p text:style-name="P1">Eat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4cm" svg:height="2.2cm" svg:x="8cm" svg:y="10.2cm">
          <text:p text:style-name="P1">Drink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4cm" svg:height="2.2cm" svg:x="8cm" svg:y="13.4cm">
          <text:p text:style-name="P1">Wander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4cm" svg:height="2.2cm" svg:x="8cm" svg:y="16.6cm">
          <text:p text:style-name="P1">Think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cm" svg:y1="6cm" svg:x2="10cm" svg:y2="7cm" draw:start-shape="id1" draw:start-glue-point="8" draw:end-shape="id2" draw:end-glue-point="4" svg:d="M10000 6000v1000" svg:viewBox="0 0 1 1001">
          <text:p/>
        </draw:connector>
        <draw:connector draw:style-name="gr3" draw:text-style-name="P1" draw:layer="layout" svg:x1="10cm" svg:y1="9.2cm" svg:x2="10cm" svg:y2="10.2cm" draw:start-shape="id2" draw:start-glue-point="8" draw:end-shape="id3" draw:end-glue-point="4" svg:d="M10000 9200v1000" svg:viewBox="0 0 1 1001">
          <text:p/>
        </draw:connector>
        <draw:connector draw:style-name="gr3" draw:text-style-name="P1" draw:layer="layout" svg:x1="10cm" svg:y1="12.4cm" svg:x2="10cm" svg:y2="13.4cm" draw:start-shape="id3" draw:start-glue-point="8" draw:end-shape="id4" draw:end-glue-point="4" svg:d="M10000 12400v1000" svg:viewBox="0 0 1 1001">
          <text:p/>
        </draw:connector>
        <draw:connector draw:style-name="gr3" draw:text-style-name="P1" draw:layer="layout" svg:x1="10cm" svg:y1="15.6cm" svg:x2="10cm" svg:y2="16.6cm" draw:start-shape="id4" draw:start-glue-point="8" draw:end-shape="id5" svg:d="M10000 15600v1000" svg:viewBox="0 0 1 1001">
          <text:p/>
        </draw:connector>
        <draw:connector draw:style-name="gr3" draw:text-style-name="P1" draw:layer="layout" svg:x1="10cm" svg:y1="18.8cm" svg:x2="10cm" svg:y2="19.8cm" draw:start-shape="id5" draw:start-glue-point="8" draw:end-shape="id6" draw:end-glue-point="4" svg:d="M10000 18800v1000" svg:viewBox="0 0 1 1001">
          <text:p/>
        </draw:connector>
        <draw:connector draw:style-name="gr4" draw:text-style-name="P2" draw:layer="layout" draw:line-skew="0.505cm -10.502cm -0.301cm" svg:x1="8.585cm" svg:y1="4.119cm" svg:x2="8.585cm" svg:y2="5.678cm" draw:start-shape="id1" draw:start-glue-point="5" draw:end-shape="id1" draw:end-glue-point="7" svg:d="M8585 4119v-319h-6585v2400h6585v-522" svg:viewBox="0 0 6586 2401">
          <text:p text:style-name="P1"><text:span text:style-name="T1">Keep sleeping if tired</text:span></text:p>
        </draw:connector>
        <draw:connector draw:style-name="gr4" draw:text-style-name="P2" draw:layer="layout" draw:line-skew="0.501cm -10.502cm -0.302cm" svg:x1="8.585cm" svg:y1="7.322cm" svg:x2="8.585cm" svg:y2="8.878cm" draw:start-shape="id2" draw:start-glue-point="5" draw:end-shape="id2" draw:end-glue-point="7" svg:d="M8585 7322v-322h-6585v2400h6585v-522" svg:viewBox="0 0 6586 2401">
          <text:p text:style-name="P1"><text:span text:style-name="T1">Keep eating if hungry</text:span></text:p>
        </draw:connector>
        <draw:connector draw:style-name="gr5" draw:text-style-name="P1" draw:layer="layout" svg:x1="10cm" svg:y1="3.797cm" svg:x2="10.016cm" svg:y2="0.997cm" draw:start-shape="id1" draw:start-glue-point="4" svg:d="M10000 3797v-1651h16v-1149" svg:viewBox="0 0 17 2801">
          <text:p text:style-name="P1">Start</text:p>
        </draw:connector>
        <draw:custom-shape draw:style-name="gr2" draw:text-style-name="P1" xml:id="id8" draw:id="id8" draw:layer="layout" svg:width="4cm" svg:height="2.2cm" svg:x="16cm" svg:y="11.8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line-skew="1.498cm" svg:x1="12cm" svg:y1="20.9cm" svg:x2="12cm" svg:y2="17.7cm" draw:start-shape="id6" draw:start-glue-point="10" draw:end-shape="id5" draw:end-glue-point="10" svg:d="M12000 20900h2000v-3200h-2000" svg:viewBox="0 0 2001 3201">
          <text:p/>
        </draw:connector>
        <draw:connector draw:style-name="gr6" draw:text-style-name="P1" draw:layer="layout" draw:line-skew="1.498cm" svg:x1="12cm" svg:y1="17.7cm" svg:x2="12cm" svg:y2="14.5cm" svg:d="M12000 17700h2000v-3200h-2000" svg:viewBox="0 0 2001 3201">
          <text:p/>
        </draw:connector>
        <draw:connector draw:style-name="gr6" draw:text-style-name="P1" xml:id="id7" draw:id="id7" draw:layer="layout" draw:line-skew="1.498cm" svg:x1="12cm" svg:y1="14.5cm" svg:x2="12cm" svg:y2="11.3cm" svg:d="M12000 14500h2000v-3200h-2000" svg:viewBox="0 0 2001 3201">
          <text:p/>
        </draw:connector>
        <draw:connector draw:style-name="gr6" draw:text-style-name="P1" draw:layer="layout" draw:line-skew="1.498cm" svg:x1="12cm" svg:y1="11.3cm" svg:x2="12cm" svg:y2="8.1cm" svg:d="M12000 11300h2000v-3200h-2000" svg:viewBox="0 0 2001 3201">
          <text:p/>
        </draw:connector>
        <draw:connector draw:style-name="gr6" draw:text-style-name="P1" draw:layer="layout" draw:line-skew="1.498cm" svg:x1="12cm" svg:y1="8.1cm" svg:x2="12cm" svg:y2="4.9cm" svg:d="M12000 8100h2000v-3200h-2000" svg:viewBox="0 0 2001 3201">
          <text:p/>
        </draw:connector>
        <draw:connector draw:style-name="gr7" draw:text-style-name="P3" draw:layer="layout" draw:type="lines" svg:x1="14cm" svg:y1="12.9cm" svg:x2="16cm" svg:y2="12.9cm" draw:start-shape="id7" draw:start-glue-point="0" draw:end-shape="id8" draw:end-glue-point="6" svg:d="M14000 12900h514 985 501" svg:viewBox="0 0 2001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07T21:52:40.503742854</meta:creation-date>
    <dc:date>2021-01-19T18:27:10.913477567</dc:date>
    <meta:editing-duration>PT47M18S</meta:editing-duration>
    <meta:editing-cycles>11</meta:editing-cycles>
    <meta:generator>LibreOffice/6.4.6.2$Linux_X86_64 LibreOffice_project/40$Build-2</meta:generator>
    <meta:document-statistic meta:object-count="21"/>
  </office:meta>
</office:document-meta>
</file>